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42.97mm"/>
    </style:style>
    <style:style style:name="co4" style:family="table-column">
      <style:table-column-properties fo:break-before="auto" style:column-width="34.11mm"/>
    </style:style>
    <style:style style:name="co5" style:family="table-column">
      <style:table-column-properties fo:break-before="auto" style:column-width="40.68mm"/>
    </style:style>
    <style:style style:name="co6" style:family="table-column">
      <style:table-column-properties fo:break-before="auto" style:column-width="51.84mm"/>
    </style:style>
    <style:style style:name="co7" style:family="table-column">
      <style:table-column-properties fo:break-before="auto" style:column-width="44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rror_log_northsat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mage 1</text:p>
          </table:table-cell>
          <table:table-cell office:value-type="string" calcext:value-type="string">
            <text:p>Image 2</text:p>
          </table:table-cell>
          <table:table-cell office:value-type="string" calcext:value-type="string">
            <text:p>Predicted width</text:p>
          </table:table-cell>
          <table:table-cell office:value-type="string" calcext:value-type="string">
            <text:p>Predicted Ahead</text:p>
          </table:table-cell>
          <table:table-cell office:value-type="string" calcext:value-type="string">
            <text:p>Predicted GPS lat</text:p>
          </table:table-cell>
          <table:table-cell office:value-type="string" calcext:value-type="string">
            <text:p>Predicted GPS lon</text:p>
          </table:table-cell>
          <table:table-cell office:value-type="string" calcext:value-type="string">
            <text:p>Actual GPS lat</text:p>
          </table:table-cell>
          <table:table-cell office:value-type="string" calcext:value-type="string">
            <text:p>Actual GPS lon</text:p>
          </table:table-cell>
        </table:table-row>
        <table:table-row table:style-name="ro1">
          <table:table-cell office:value-type="string" calcext:value-type="string">
            <text:p>0015556.jpg</text:p>
          </table:table-cell>
          <table:table-cell office:value-type="string" calcext:value-type="string">
            <text:p>0015557.jpg</text:p>
          </table:table-cell>
          <table:table-cell office:value-type="float" office:value="4.62919082833233" calcext:value-type="float">
            <text:p>4.6291908283</text:p>
          </table:table-cell>
          <table:table-cell office:value-type="float" office:value="14.9304727595814" calcext:value-type="float">
            <text:p>14.9304727596</text:p>
          </table:table-cell>
          <table:table-cell office:value-type="float" office:value="33.7979343965113" calcext:value-type="float">
            <text:p>33.7979343965</text:p>
          </table:table-cell>
          <table:table-cell office:value-type="float" office:value="-84.4078083006999" calcext:value-type="float">
            <text:p>-84.4078083007</text:p>
          </table:table-cell>
          <table:table-cell office:value-type="float" office:value="33.7982" calcext:value-type="float">
            <text:p>33.7982</text:p>
          </table:table-cell>
          <table:table-cell office:value-type="float" office:value="-84.40777" calcext:value-type="float">
            <text:p>-84.40777</text:p>
          </table:table-cell>
        </table:table-row>
        <table:table-row table:style-name="ro1">
          <table:table-cell office:value-type="string" calcext:value-type="string">
            <text:p>0015557.jpg</text:p>
          </table:table-cell>
          <table:table-cell office:value-type="string" calcext:value-type="string">
            <text:p>0015558.jpg</text:p>
          </table:table-cell>
          <table:table-cell office:value-type="float" office:value="4.6607088235382" calcext:value-type="float">
            <text:p>4.6607088235</text:p>
          </table:table-cell>
          <table:table-cell office:value-type="float" office:value="14.4509884208498" calcext:value-type="float">
            <text:p>14.4509884208</text:p>
          </table:table-cell>
          <table:table-cell office:value-type="float" office:value="33.7979439537968" calcext:value-type="float">
            <text:p>33.7979439538</text:p>
          </table:table-cell>
          <table:table-cell office:value-type="float" office:value="-84.4078088505309" calcext:value-type="float">
            <text:p>-84.4078088505</text:p>
          </table:table-cell>
          <table:table-cell office:value-type="float" office:value="33.7982" calcext:value-type="float">
            <text:p>33.7982</text:p>
          </table:table-cell>
          <table:table-cell office:value-type="float" office:value="-84.40777" calcext:value-type="float">
            <text:p>-84.40777</text:p>
          </table:table-cell>
        </table:table-row>
        <table:table-row table:style-name="ro1">
          <table:table-cell office:value-type="string" calcext:value-type="string">
            <text:p>0015558.jpg</text:p>
          </table:table-cell>
          <table:table-cell office:value-type="string" calcext:value-type="string">
            <text:p>0015559.jpg</text:p>
          </table:table-cell>
          <table:table-cell office:value-type="float" office:value="4.46481566249881" calcext:value-type="float">
            <text:p>4.4648156625</text:p>
          </table:table-cell>
          <table:table-cell office:value-type="float" office:value="13.2625128311901" calcext:value-type="float">
            <text:p>13.2625128312</text:p>
          </table:table-cell>
          <table:table-cell office:value-type="float" office:value="33.7979598474623" calcext:value-type="float">
            <text:p>33.7979598475</text:p>
          </table:table-cell>
          <table:table-cell office:value-type="float" office:value="-84.4078067434345" calcext:value-type="float">
            <text:p>-84.4078067434</text:p>
          </table:table-cell>
          <table:table-cell office:value-type="float" office:value="33.7982" calcext:value-type="float">
            <text:p>33.7982</text:p>
          </table:table-cell>
          <table:table-cell office:value-type="float" office:value="-84.40777" calcext:value-type="float">
            <text:p>-84.40777</text:p>
          </table:table-cell>
        </table:table-row>
        <table:table-row table:style-name="ro1">
          <table:table-cell office:value-type="string" calcext:value-type="string">
            <text:p>0015559.jpg</text:p>
          </table:table-cell>
          <table:table-cell office:value-type="string" calcext:value-type="string">
            <text:p>0015560.jpg</text:p>
          </table:table-cell>
          <table:table-cell office:value-type="float" office:value="4.59754044673684" calcext:value-type="float">
            <text:p>4.5975404467</text:p>
          </table:table-cell>
          <table:table-cell office:value-type="float" office:value="13.0756262559055" calcext:value-type="float">
            <text:p>13.0756262559</text:p>
          </table:table-cell>
          <table:table-cell office:value-type="float" office:value="33.797966791419" calcext:value-type="float">
            <text:p>33.7979667914</text:p>
          </table:table-cell>
          <table:table-cell office:value-type="float" office:value="-84.4078084650185" calcext:value-type="float">
            <text:p>-84.407808465</text:p>
          </table:table-cell>
          <table:table-cell office:value-type="float" office:value="33.7982" calcext:value-type="float">
            <text:p>33.7982</text:p>
          </table:table-cell>
          <table:table-cell office:value-type="float" office:value="-84.40777" calcext:value-type="float">
            <text:p>-84.40777</text:p>
          </table:table-cell>
        </table:table-row>
        <table:table-row table:style-name="ro1">
          <table:table-cell office:value-type="string" calcext:value-type="string">
            <text:p>0015560.jpg</text:p>
          </table:table-cell>
          <table:table-cell office:value-type="string" calcext:value-type="string">
            <text:p>0015561.jpg</text:p>
          </table:table-cell>
          <table:table-cell office:value-type="float" office:value="4.14102200255697" calcext:value-type="float">
            <text:p>4.1410220026</text:p>
          </table:table-cell>
          <table:table-cell office:value-type="float" office:value="11.1950189835998" calcext:value-type="float">
            <text:p>11.1950189836</text:p>
          </table:table-cell>
          <table:table-cell office:value-type="float" office:value="33.7979888720236" calcext:value-type="float">
            <text:p>33.797988872</text:p>
          </table:table-cell>
          <table:table-cell office:value-type="float" office:value="-84.4078033671259" calcext:value-type="float">
            <text:p>-84.4078033671</text:p>
          </table:table-cell>
          <table:table-cell office:value-type="float" office:value="33.7982" calcext:value-type="float">
            <text:p>33.7982</text:p>
          </table:table-cell>
          <table:table-cell office:value-type="float" office:value="-84.40777" calcext:value-type="float">
            <text:p>-84.40777</text:p>
          </table:table-cell>
        </table:table-row>
        <table:table-row table:style-name="ro1">
          <table:table-cell office:value-type="string" calcext:value-type="string">
            <text:p>0015561.jpg</text:p>
          </table:table-cell>
          <table:table-cell office:value-type="string" calcext:value-type="string">
            <text:p>0015562.jpg</text:p>
          </table:table-cell>
          <table:table-cell office:value-type="float" office:value="4.76971399660131" calcext:value-type="float">
            <text:p>4.7697139966</text:p>
          </table:table-cell>
          <table:table-cell office:value-type="float" office:value="12.3135627837726" calcext:value-type="float">
            <text:p>12.3135627838</text:p>
          </table:table-cell>
          <table:table-cell office:value-type="float" office:value="33.7979841666467" calcext:value-type="float">
            <text:p>33.7979841666</text:p>
          </table:table-cell>
          <table:table-cell office:value-type="float" office:value="-84.4078107860152" calcext:value-type="float">
            <text:p>-84.407810786</text:p>
          </table:table-cell>
          <table:table-cell office:value-type="float" office:value="33.7982" calcext:value-type="float">
            <text:p>33.7982</text:p>
          </table:table-cell>
          <table:table-cell office:value-type="float" office:value="-84.40777" calcext:value-type="float">
            <text:p>-84.40777</text:p>
          </table:table-cell>
        </table:table-row>
        <table:table-row table:style-name="ro1">
          <table:table-cell office:value-type="string" calcext:value-type="string">
            <text:p>0015562.jpg</text:p>
          </table:table-cell>
          <table:table-cell office:value-type="string" calcext:value-type="string">
            <text:p>0015563.jpg</text:p>
          </table:table-cell>
          <table:table-cell office:value-type="float" office:value="4.78596605562357" calcext:value-type="float">
            <text:p>4.7859660556</text:p>
          </table:table-cell>
          <table:table-cell office:value-type="float" office:value="11.7743803886726" calcext:value-type="float">
            <text:p>11.7743803887</text:p>
          </table:table-cell>
          <table:table-cell office:value-type="float" office:value="33.7979942583452" calcext:value-type="float">
            <text:p>33.7979942583</text:p>
          </table:table-cell>
          <table:table-cell office:value-type="float" office:value="-84.4078111548703" calcext:value-type="float">
            <text:p>-84.4078111549</text:p>
          </table:table-cell>
          <table:table-cell office:value-type="float" office:value="33.7982" calcext:value-type="float">
            <text:p>33.7982</text:p>
          </table:table-cell>
          <table:table-cell office:value-type="float" office:value="-84.40777" calcext:value-type="float">
            <text:p>-84.40777</text:p>
          </table:table-cell>
        </table:table-row>
        <table:table-row table:style-name="ro1">
          <table:table-cell office:value-type="string" calcext:value-type="string">
            <text:p>0015563.jpg</text:p>
          </table:table-cell>
          <table:table-cell office:value-type="string" calcext:value-type="string">
            <text:p>0015564.jpg</text:p>
          </table:table-cell>
          <table:table-cell office:value-type="float" office:value="4.3615820346768" calcext:value-type="float">
            <text:p>4.3615820347</text:p>
          </table:table-cell>
          <table:table-cell office:value-type="float" office:value="10.1491766002734" calcext:value-type="float">
            <text:p>10.1491766003</text:p>
          </table:table-cell>
          <table:table-cell office:value-type="float" office:value="33.7980140350668" calcext:value-type="float">
            <text:p>33.7980140351</text:p>
          </table:table-cell>
          <table:table-cell office:value-type="float" office:value="-84.4078064731883" calcext:value-type="float">
            <text:p>-84.4078064732</text:p>
          </table:table-cell>
          <table:table-cell office:value-type="float" office:value="33.7982" calcext:value-type="float">
            <text:p>33.7982</text:p>
          </table:table-cell>
          <table:table-cell office:value-type="float" office:value="-84.40777" calcext:value-type="float">
            <text:p>-84.40777</text:p>
          </table:table-cell>
        </table:table-row>
        <table:table-row table:style-name="ro1">
          <table:table-cell office:value-type="string" calcext:value-type="string">
            <text:p>0015564.jpg</text:p>
          </table:table-cell>
          <table:table-cell office:value-type="string" calcext:value-type="string">
            <text:p>0015565.jpg</text:p>
          </table:table-cell>
          <table:table-cell office:value-type="float" office:value="4.71062140231626" calcext:value-type="float">
            <text:p>4.7106214023</text:p>
          </table:table-cell>
          <table:table-cell office:value-type="float" office:value="10.3791757407167" calcext:value-type="float">
            <text:p>10.3791757407</text:p>
          </table:table-cell>
          <table:table-cell office:value-type="float" office:value="33.7980172819843" calcext:value-type="float">
            <text:p>33.798017282</text:p>
          </table:table-cell>
          <table:table-cell office:value-type="float" office:value="-84.4078106325572" calcext:value-type="float">
            <text:p>-84.4078106326</text:p>
          </table:table-cell>
          <table:table-cell office:value-type="float" office:value="33.7982" calcext:value-type="float">
            <text:p>33.7982</text:p>
          </table:table-cell>
          <table:table-cell office:value-type="float" office:value="-84.40777" calcext:value-type="float">
            <text:p>-84.40777</text:p>
          </table:table-cell>
        </table:table-row>
        <table:table-row table:style-name="ro1">
          <table:table-cell office:value-type="string" calcext:value-type="string">
            <text:p>0015565.jpg</text:p>
          </table:table-cell>
          <table:table-cell office:value-type="string" calcext:value-type="string">
            <text:p>0015566.jpg</text:p>
          </table:table-cell>
          <table:table-cell office:value-type="float" office:value="5.22956015944843" calcext:value-type="float">
            <text:p>5.2295601594</text:p>
          </table:table-cell>
          <table:table-cell office:value-type="float" office:value="10.9414435982711" calcext:value-type="float">
            <text:p>10.9414435983</text:p>
          </table:table-cell>
          <table:table-cell office:value-type="float" office:value="33.7980175637261" calcext:value-type="float">
            <text:p>33.7980175637</text:p>
          </table:table-cell>
          <table:table-cell office:value-type="float" office:value="-84.4078167257969" calcext:value-type="float">
            <text:p>-84.4078167258</text:p>
          </table:table-cell>
          <table:table-cell office:value-type="float" office:value="33.7982" calcext:value-type="float">
            <text:p>33.7982</text:p>
          </table:table-cell>
          <table:table-cell office:value-type="float" office:value="-84.40777" calcext:value-type="float">
            <text:p>-84.40777</text:p>
          </table:table-cell>
        </table:table-row>
        <table:table-row table:style-name="ro1">
          <table:table-cell office:value-type="string" calcext:value-type="string">
            <text:p>0015566.jpg</text:p>
          </table:table-cell>
          <table:table-cell office:value-type="string" calcext:value-type="string">
            <text:p>0015567.jpg</text:p>
          </table:table-cell>
          <table:table-cell office:value-type="float" office:value="5.11752719108171" calcext:value-type="float">
            <text:p>5.1175271911</text:p>
          </table:table-cell>
          <table:table-cell office:value-type="float" office:value="10.1259058936612" calcext:value-type="float">
            <text:p>10.1259058937</text:p>
          </table:table-cell>
          <table:table-cell office:value-type="float" office:value="33.7980301162655" calcext:value-type="float">
            <text:p>33.7980301163</text:p>
          </table:table-cell>
          <table:table-cell office:value-type="float" office:value="-84.407815635083" calcext:value-type="float">
            <text:p>-84.4078156351</text:p>
          </table:table-cell>
          <table:table-cell office:value-type="float" office:value="33.7982" calcext:value-type="float">
            <text:p>33.7982</text:p>
          </table:table-cell>
          <table:table-cell office:value-type="float" office:value="-84.40777" calcext:value-type="float">
            <text:p>-84.40777</text:p>
          </table:table-cell>
        </table:table-row>
        <table:table-row table:style-name="ro1">
          <table:table-cell office:value-type="string" calcext:value-type="string">
            <text:p>0015567.jpg</text:p>
          </table:table-cell>
          <table:table-cell office:value-type="string" calcext:value-type="string">
            <text:p>0015568.jpg</text:p>
          </table:table-cell>
          <table:table-cell office:value-type="float" office:value="4.64868508440612" calcext:value-type="float">
            <text:p>4.6486850844</text:p>
          </table:table-cell>
          <table:table-cell office:value-type="float" office:value="8.61713183374081" calcext:value-type="float">
            <text:p>8.6171318337</text:p>
          </table:table-cell>
          <table:table-cell office:value-type="float" office:value="33.7980488338722" calcext:value-type="float">
            <text:p>33.7980488339</text:p>
          </table:table-cell>
          <table:table-cell office:value-type="float" office:value="-84.407810495249" calcext:value-type="float">
            <text:p>-84.4078104952</text:p>
          </table:table-cell>
          <table:table-cell office:value-type="float" office:value="33.7982" calcext:value-type="float">
            <text:p>33.7982</text:p>
          </table:table-cell>
          <table:table-cell office:value-type="float" office:value="-84.40777" calcext:value-type="float">
            <text:p>-84.407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 style:data-style-name="N2" text:time-value="01:24:55.110573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01:25:51.554712366</dc:date>
    <meta:editing-duration>PT14M40S</meta:editing-duration>
    <meta:editing-cycles>3</meta:editing-cycles>
    <meta:generator>LibreOffice/5.1.6.2$Linux_X86_64 LibreOffice_project/10m0$Build-2</meta:generator>
    <meta:document-statistic meta:table-count="1" meta:cell-count="104" meta:object-count="0"/>
  </office:meta>
</office:document-meta>
</file>